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draw:fill="none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ff3333" draw:marker-start-width="0.295cm" draw:marker-end-width="0.295cm" draw:fill="none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7cm" svg:height="0.3cm" draw:transform="rotate (1.64235482612666) translate (0.05cm 1.2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0.3cm" draw:transform="rotate (1.00600778084953) translate (0.104cm 0.6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0.3cm" draw:transform="rotate (0.256563400043167) translate (0.527cm 0.1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0.3cm" draw:transform="rotate (-0.0741764932097591) translate (1.168cm 0.0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0.3cm" draw:transform="rotate (-0.608596310170423) translate (1.73cm 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0.3cm" draw:transform="rotate (-1.22923539217961) translate (2.283cm 0.5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0.3cm" draw:transform="rotate (-1.9710003242772) translate (2.4cm 1.2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0.3cm" draw:transform="rotate (0.143116998663535) translate (1.264cm 1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0.3cm" draw:transform="rotate (-0.865334243138789) translate (0.328cm 1.0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cm" svg:height="0.3cm" draw:transform="rotate (-0.317998989713368) translate (0.694cm 1.4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cm" svg:height="0.3cm" draw:transform="rotate (-0.0741764932097591) translate (2.222cm 0.0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115cm" svg:height="0.683cm" svg:x="0.133cm" svg:y="0.671cm">
          <draw:text-box>
            <text:p text:style-name="P2"><text:span text:style-name="T1">DNSSE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13:18:48.457667649</meta:creation-date>
    <dc:date>2018-05-08T17:33:41.064850414</dc:date>
    <meta:editing-duration>PT4H36M3S</meta:editing-duration>
    <meta:editing-cycles>10</meta:editing-cycles>
    <meta:generator>LibreOffice/5.1.6.2$Linux_X86_64 LibreOffice_project/10m0$Build-2</meta:generator>
    <meta:document-statistic meta:object-count="12"/>
  </office:meta>
</office:document-meta>
</file>